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58cm" svg:height="1.28cm" svg:x="0.635cm" svg:y="0.635cm">
          <text:p text:style-name="P1">Expression</text:p>
          <draw:enhanced-geometry svg:viewBox="0 0 21600 21600" draw:type="rectangle" draw:enhanced-path="M 0 0 L 21600 0 21600 21600 0 21600 0 0 Z N"/>
        </draw:custom-shape>
        <draw:frame draw:style-name="gr2" draw:layer="layout" svg:width="4.934cm" svg:height="1.025cm" svg:x="4.449cm" svg:y="24.552cm">
          <draw:text-box>
            <text:p>= may-contain</text:p>
          </draw:text-box>
        </draw:frame>
        <draw:custom-shape draw:style-name="gr3" draw:text-style-name="P1" draw:id="id8" draw:layer="layout" svg:width="9.247cm" svg:height="1.233cm" svg:x="11.678cm" svg:y="9.909cm">
          <text:p text:style-name="P1">Non-Boolean Expressions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7.741cm" svg:height="1.233cm" svg:x="12.224cm" svg:y="12.111cm">
          <text:p text:style-name="P1">Boolean Expressions</text:p>
          <draw:enhanced-geometry svg:viewBox="0 0 21600 21600" draw:type="rectangle" draw:enhanced-path="M 0 0 L 21600 0 21600 21600 0 21600 0 0 Z N"/>
        </draw:custom-shape>
        <draw:line draw:style-name="gr5" draw:layer="layout" svg:x1="0.635cm" svg:y1="25.138cm" svg:x2="3.418cm" svg:y2="25.138cm">
          <text:p/>
        </draw:line>
        <draw:custom-shape draw:style-name="gr1" draw:text-style-name="P1" draw:id="id2" draw:layer="layout" svg:width="5.889cm" svg:height="1.233cm" svg:x="7.731cm" svg:y="0.635cm">
          <text:p text:style-name="P1">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8.029cm" svg:height="1.233cm" svg:x="6.661cm" svg:y="2.462cm">
          <text:p text:style-name="P1">Structured 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059cm" svg:height="1.233cm" svg:x="8.602cm" svg:y="4.261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199cm" svg:height="1.233cm" svg:x="7.989cm" svg:y="5.936cm">
          <text:p text:style-name="P1">Function call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8.029cm" svg:height="1.233cm" svg:x="6.747cm" svg:y="7.862cm">
          <text:p text:style-name="P1">Operator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4.493cm" svg:y1="1.275cm" svg:x2="7.731cm" svg:y2="1.251cm" draw:start-shape="id1" draw:start-glue-point="1" draw:end-shape="id2" svg:d="m4493 1275c2428 0 810-24 3238-24">
          <text:p/>
        </draw:connector>
        <draw:connector draw:style-name="gr5" draw:layer="layout" draw:type="curve" svg:x1="4.493cm" svg:y1="1.275cm" svg:x2="6.661cm" svg:y2="3.078cm" draw:start-shape="id1" draw:start-glue-point="1" draw:end-shape="id3" draw:end-glue-point="3" svg:d="m4493 1275c1614 0 530 1803 2168 1803">
          <text:p/>
        </draw:connector>
        <draw:connector draw:style-name="gr5" draw:layer="layout" draw:type="curve" draw:line-skew="-0.751cm" svg:x1="4.493cm" svg:y1="1.275cm" svg:x2="8.602cm" svg:y2="4.877cm" draw:start-shape="id1" draw:start-glue-point="1" draw:end-shape="id4" draw:end-glue-point="3" svg:d="m4493 1275c1954 0-100 3602 4109 3602">
          <text:p/>
        </draw:connector>
        <draw:connector draw:style-name="gr5" draw:layer="layout" draw:type="curve" svg:x1="4.493cm" svg:y1="1.275cm" svg:x2="7.989cm" svg:y2="6.552cm" draw:start-shape="id1" draw:start-glue-point="1" draw:end-shape="id5" draw:end-glue-point="3" svg:d="m4493 1275c2622 0 874 5277 3496 5277">
          <text:p/>
        </draw:connector>
        <draw:connector draw:style-name="gr5" draw:layer="layout" draw:type="curve" svg:x1="4.493cm" svg:y1="1.275cm" svg:x2="6.747cm" svg:y2="8.478cm" draw:start-shape="id1" draw:start-glue-point="1" draw:end-shape="id6" draw:end-glue-point="3" svg:d="m4493 1275c1690 0 564 7203 2254 7203">
          <text:p/>
        </draw:connector>
        <draw:connector draw:style-name="gr5" draw:layer="layout" draw:type="curve" svg:x1="10.761cm" svg:y1="9.095cm" svg:x2="12.224cm" svg:y2="12.727cm" draw:start-shape="id6" draw:start-glue-point="2" draw:end-shape="id7" draw:end-glue-point="3" svg:d="m10761 9095c0 2422 487 3632 1463 3632">
          <text:p/>
        </draw:connector>
        <draw:connector draw:style-name="gr5" draw:layer="layout" draw:type="curve" svg:x1="10.761cm" svg:y1="9.095cm" svg:x2="11.678cm" svg:y2="10.525cm" draw:start-shape="id6" draw:end-shape="id8" draw:end-glue-point="3" svg:d="m10761 9095c0 954 305 1430 917 1430">
          <text:p/>
        </draw:connector>
        <draw:custom-shape draw:style-name="gr4" draw:text-style-name="P1" draw:id="id9" draw:layer="layout" svg:width="7.741cm" svg:height="1.233cm" svg:x="7.522cm" svg:y="13.847cm">
          <text:p text:style-name="P1">Visit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2.564cm" svg:y1="1.915cm" svg:x2="7.522cm" svg:y2="14.463cm" draw:start-shape="id1" draw:start-glue-point="2" draw:end-shape="id9" draw:end-glue-point="3" svg:d="m2564 1915c0 8366 1652 12548 4958 12548">
          <text:p/>
        </draw:connector>
        <draw:custom-shape draw:style-name="gr4" draw:text-style-name="P1" draw:id="id10" draw:layer="layout" svg:width="3.968cm" svg:height="1.233cm" svg:x="8.733cm" svg:y="15.662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2" draw:layer="layout" svg:width="5.659cm" svg:height="1.233cm" svg:x="7.689cm" svg:y="19.293cm">
          <text:p text:style-name="P1">Comprehens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6.652cm" svg:height="1.233cm" svg:x="7.69cm" svg:y="17.435cm">
          <text:p text:style-name="P1">PatternWithAct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3" draw:layer="layout" svg:width="1.943cm" svg:height="1.233cm" svg:x="9.331cm" svg:y="20.891cm">
          <text:p text:style-name="P1">On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1.943cm" svg:height="1.233cm" svg:x="9.246cm" svg:y="22.793cm">
          <text:p text:style-name="P1">All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2.564cm" svg:y1="1.915cm" svg:x2="8.733cm" svg:y2="16.278cm" draw:start-shape="id1" draw:start-glue-point="2" draw:end-shape="id10" draw:end-glue-point="3" svg:d="m2564 1915c0 9576 2056 14363 6169 14363">
          <text:p/>
        </draw:connector>
        <draw:connector draw:style-name="gr5" draw:layer="layout" draw:type="curve" svg:x1="2.564cm" svg:y1="1.915cm" svg:x2="7.69cm" svg:y2="18.051cm" draw:start-shape="id1" draw:start-glue-point="2" draw:end-shape="id11" draw:end-glue-point="3" svg:d="m2564 1915c0 10758 1708 16136 5126 16136">
          <text:p/>
        </draw:connector>
        <draw:connector draw:style-name="gr5" draw:layer="layout" draw:type="curve" svg:x1="2.564cm" svg:y1="1.915cm" svg:x2="7.689cm" svg:y2="19.909cm" draw:start-shape="id1" draw:start-glue-point="2" draw:end-shape="id12" draw:end-glue-point="3" svg:d="m2564 1915c0 11996 1708 17994 5125 17994">
          <text:p/>
        </draw:connector>
        <draw:connector draw:style-name="gr5" draw:layer="layout" draw:type="curve" svg:x1="2.564cm" svg:y1="1.915cm" svg:x2="9.331cm" svg:y2="21.507cm" draw:start-shape="id1" draw:start-glue-point="2" draw:end-shape="id13" draw:end-glue-point="3" svg:d="m2564 1915c0 13062 2255 19592 6767 19592">
          <text:p/>
        </draw:connector>
        <draw:connector draw:style-name="gr5" draw:layer="layout" draw:type="curve" svg:x1="2.564cm" svg:y1="1.915cm" svg:x2="9.246cm" svg:y2="23.409cm" draw:start-shape="id1" draw:start-glue-point="2" draw:end-shape="id14" draw:end-glue-point="3" svg:d="m2564 1915c0 14330 2227 21494 6682 21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05T10:34:20</dc:date>
    <dc:language>en-US</dc:language>
    <meta:editing-cycles>19</meta:editing-cycles>
    <meta:editing-duration>PT05H51M05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